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0d5b3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09eb4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10287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2002d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115bb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/>
      <style:text-properties fo:color="#000000" style:font-name="Liberation Sans" fo:font-size="14pt" fo:font-weight="normal" officeooo:rsid="0009eb48" officeooo:paragraph-rsid="0033e1c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style:font-name="Liberation Sans" fo:font-size="14pt" fo:font-weight="normal" officeooo:rsid="0009eb48" officeooo:paragraph-rsid="0009eb4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>
        <style:tab-stops>
          <style:tab-stop style:position="1.1256in"/>
          <style:tab-stop style:position="1.7492in"/>
          <style:tab-stop style:position="2.0075in"/>
        </style:tab-stops>
      </style:paragraph-properties>
      <style:text-properties fo:color="#000000" style:font-name="Liberation Sans" fo:font-size="14pt" fo:font-weight="normal" officeooo:rsid="0009eb48" officeooo:paragraph-rsid="0009eb4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/>
      <style:text-properties fo:color="#000000" style:font-name="Liberation Sans" fo:font-size="14pt" fo:font-weight="normal" officeooo:rsid="0031800f" officeooo:paragraph-rsid="0031800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Liberation Sans" fo:font-size="18pt" fo:font-weight="bold" officeooo:rsid="0031800f" officeooo:paragraph-rsid="0031800f" style:font-size-asian="18pt" style:font-weight-asian="bold" style:font-size-complex="18pt" style:font-weight-complex="bold"/>
    </style:style>
    <style:style style:name="P11" style:family="paragraph" style:parent-style-name="Standard" style:master-page-name="">
      <style:paragraph-properties fo:margin-left="0.5in" fo:margin-right="0in" fo:line-height="150%" fo:text-indent="0in" style:auto-text-indent="false" style:page-number="auto"/>
      <style:text-properties fo:color="#000000" style:font-name="Liberation Sans" fo:font-size="14pt" fo:font-weight="normal" officeooo:rsid="0009eb48" officeooo:paragraph-rsid="002c4b2c" style:font-size-asian="14pt" style:font-weight-asian="normal" style:font-size-complex="14pt" style:font-weight-complex="normal"/>
    </style:style>
    <style:style style:name="T1" style:family="text">
      <style:text-properties officeooo:rsid="0003d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form_var_prenom]" text:name="prenom"/>
        <text:user-field-decl office:value-type="string" office:string-value="[form_var_nom]" text:name="nom"/>
        <text:user-field-decl office:value-type="string" office:string-value="[form_var_cp]" text:name="Code_postal"/>
        <text:user-field-decl office:value-type="string" office:string-value="[form_var_localite]" text:name="localite"/>
        <text:user-field-decl office:value-type="string" office:string-value="[form_var_rue]" text:name="rue"/>
        <text:user-field-decl office:value-type="string" office:string-value="[form_var_numero_porte]" text:name="numero_porte"/>
        <text:user-field-decl office:value-type="string" office:string-value="[form_var_date_debut]" text:name="date_debut"/>
        <text:user-field-decl office:value-type="string" office:string-value="[form_var_date_fin]" text:name="date_fin"/>
        <text:user-field-decl office:value-type="string" office:string-value="[script.autorisation_voyage_enfants_concernes]" text:name="enfants_concernes"/>
        <text:user-field-decl office:value-type="string" office:string-value="[form_var_lieu_destination]" text:name="Lieu_destination"/>
        <text:user-field-decl office:value-type="string" office:string-value="[form_var_accompagnateur]" text:name="accompagnateur"/>
        <text:user-field-decl office:value-type="string" office:string-value="[form_var_accompagnateur_domicile]" text:name="accompagnateur_domicile"/>
        <text:user-field-decl office:value-type="string" office:string-value="[form_var_accompagnateur_adresse]" text:name="accompagnateur_adresse"/>
        <text:user-field-decl office:value-type="string" office:string-value="[form_var_nom]" text:name="ligne2"/>
        <text:user-field-decl office:value-type="string" office:string-value="[session_user_display_name]" text:name="agenttraitant"/>
      </text:user-field-decls>
      <text:p text:style-name="P10">Autorisation de voyage</text:p>
      <text:p text:style-name="P10"/>
      <text:p text:style-name="P1"/>
      <text:p text:style-name="P1">Je soussigné : <text:user-field-get text:name="nom">[form_var_nom]</text:user-field-get> <text:span text:style-name="T1"><text:user-field-get text:name="prenom">[form_var_prenom]</text:user-field-get></text:span></text:p>
      <text:p text:style-name="P2"/>
      <text:p text:style-name="P3">domicilié(e) à : <text:span text:style-name="T1"><text:user-field-get text:name="Code_postal">[form_var_cp]</text:user-field-get></text:span><text:span text:style-name="T1"> </text:span><text:span text:style-name="T1"><text:user-field-get text:name="localite">[form_var_localite]</text:user-field-get></text:span></text:p>
      <text:p text:style-name="P2"/>
      <text:p text:style-name="P3">rue :<text:span text:style-name="T1"> </text:span><text:span text:style-name="T1"><text:user-field-get text:name="rue">[form_var_rue]</text:user-field-get></text:span><text:span text:style-name="T1"> n° </text:span><text:span text:style-name="T1"><text:user-field-get text:name="numero_porte">[form_var_numero_porte]</text:user-field-get></text:span></text:p>
      <text:p text:style-name="P2"/>
      <text:p text:style-name="P7">AUTORISE son – notre – nos enfant(s) :</text:p>
      <text:p text:style-name="P11"><text:user-field-get text:name="enfants_concernes">[script.autorisation_voyage_enfants_concernes]</text:user-field-get></text:p>
      <text:p text:style-name="P4"/>
      <text:p text:style-name="P6">à voyager à l'étranger : <text:user-field-get text:name="Lieu_destination">[form_var_lieu_destination]</text:user-field-get></text:p>
      <text:p text:style-name="P6">en compagnie de : <text:user-field-get text:name="accompagnateur">[form_var_accompagnateur]</text:user-field-get></text:p>
      <text:p text:style-name="P2"/>
      <text:p text:style-name="P2">domicilié(e)(s) à <text:user-field-get text:name="accompagnateur_domicile">[form_var_accompagnateur_domicile]</text:user-field-get></text:p>
      <text:p text:style-name="P2"><text:user-field-get text:name="accompagnateur_adresse">[form_var_accompagnateur_adresse]</text:user-field-get></text:p>
      <text:p text:style-name="P2"/>
      <text:p text:style-name="P5">pendant la période du <text:user-field-get text:name="date_debut">[form_var_date_debut]</text:user-field-get> au <text:user-field-get text:name="date_fin">[form_var_date_fin]</text:user-field-get></text:p>
      <text:p text:style-name="P2"/>
      <text:p text:style-name="P2"/>
      <text:p text:style-name="P2"/>
      <text:p text:style-name="P9">Signature du ou des parents : </text:p>
      <text:p text:style-name="P9"/>
      <text:p text:style-name="P2"/>
      <text:p text:style-name="P2"/>
      <text:p text:style-name="P2">Vu pour légalisation de la (des) signature(s)</text:p>
      <text:p text:style-name="P2"/>
      <text:p text:style-name="P2"/>
      <text:p text:style-name="P8">de M.................................<text:tab/><text:tab/><text:tab/><text:tab/><text:tab/>Signature</text:p>
      <text:p text:style-name="P7">le…..................</text:p>
      <text:p text:style-name="P2"/>
      <text:p text:style-name="P2"/>
      <text:p text:style-name="P2">Le Bourgmestre, </text:p>
      <text:p text:style-name="P2">ou son délégué, </text:p>
      <text:p text:style-name="P2"/>
      <text:p text:style-name="P2"/>
      <text:p text:style-name="P2"/>
      <text:p text:style-name="P2"/>
      <text:p text:style-name="P2">Agent traitant: <text:user-field-get text:name="agenttraitant">[session_user_display_name]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style:page-number="auto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1:09:48.223281599</meta:creation-date>
    <dc:date>2018-01-16T09:07:11.453837446</dc:date>
    <meta:editing-duration>P2DT23H52M54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72" meta:character-count="725" meta:non-whitespace-character-count="662"/>
  </office:meta>
</office:document-meta>
</file>